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7C0000011C7FEA4270EEEFBD8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96cb6d" officeooo:paragraph-rsid="00b2fb37"/>
    </style:style>
    <style:style style:name="P2" style:family="paragraph" style:parent-style-name="Text_20_body">
      <style:text-properties officeooo:rsid="0361e0a1" officeooo:paragraph-rsid="00b2fb37"/>
    </style:style>
    <style:style style:name="P3" style:family="paragraph" style:parent-style-name="Text_20_body">
      <style:text-properties officeooo:rsid="0364672a" officeooo:paragraph-rsid="00b2fb37"/>
    </style:style>
    <style:style style:name="P4" style:family="paragraph" style:parent-style-name="Heading_20_1">
      <style:text-properties officeooo:paragraph-rsid="00b2fb37"/>
    </style:style>
    <style:style style:name="P5" style:family="paragraph" style:parent-style-name="Heading_20_2">
      <style:text-properties officeooo:paragraph-rsid="00b2fb37"/>
    </style:style>
    <style:style style:name="P6" style:family="paragraph" style:parent-style-name="Text_20_body" style:list-style-name="L1">
      <style:text-properties officeooo:rsid="0366d4a6" officeooo:paragraph-rsid="00b2fb37"/>
    </style:style>
    <style:style style:name="P7" style:family="paragraph" style:parent-style-name="Text_20_body" style:list-style-name="L1">
      <style:text-properties officeooo:rsid="037d0f5f" officeooo:paragraph-rsid="00b37a00"/>
    </style:style>
    <style:style style:name="T1" style:family="text">
      <style:text-properties officeooo:rsid="037eff91"/>
    </style:style>
    <style:style style:name="T2" style:family="text">
      <style:text-properties officeooo:rsid="036310b8"/>
    </style:style>
    <style:style style:name="T3" style:family="text">
      <style:text-properties officeooo:rsid="03799f95"/>
    </style:style>
    <style:style style:name="T4" style:family="text">
      <style:text-properties officeooo:rsid="0378985b"/>
    </style:style>
    <style:style style:name="T5" style:family="text">
      <style:text-properties officeooo:rsid="03658cc8"/>
    </style:style>
    <style:style style:name="T6" style:family="text">
      <style:text-properties officeooo:rsid="03674ac5"/>
    </style:style>
    <style:style style:name="T7" style:family="text">
      <style:text-properties officeooo:rsid="036b5374"/>
    </style:style>
    <style:style style:name="T8" style:family="text">
      <style:text-properties officeooo:rsid="037b58f2"/>
    </style:style>
    <style:style style:name="T9" style:family="text">
      <style:text-properties officeooo:rsid="037ba81e"/>
    </style:style>
    <style:style style:name="T10" style:family="text">
      <style:text-properties officeooo:rsid="037d0f5f"/>
    </style:style>
    <style:style style:name="T11" style:family="text">
      <style:text-properties officeooo:rsid="03815a3d"/>
    </style:style>
    <style:style style:name="T12" style:family="text">
      <style:text-properties officeooo:rsid="0382d87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4" text:outline-level="1"><text:bookmark-start text:name="__RefHeading___Toc6572_4142637825"/>Support for Multiple Languages<text:bookmark-end text:name="__RefHeading___Toc6572_4142637825"/></text:h>
      <text:p text:style-name="P2"><text:span text:style-name="T1">Starting with v</text:span>ersion 1.0.<text:span text:style-name="T2">3</text:span>.4<text:span text:style-name="T3">7, </text:span><text:span text:style-name="T1">MBox Viewer</text:span> implements <text:span text:style-name="T4">more complete</text:span> support for multiple languages. </text:p>
      <text:p text:style-name="P2"><text:span text:style-name="T4">W</text:span><text:span text:style-name="T2">indow’s </text:span>text, <text:span text:style-name="T5">b</text:span><text:span text:style-name="T2">utton’s </text:span>labels, <text:span text:style-name="T2">menu labels,</text:span><text:span text:style-name="T4"> </text:span>etc of dialogues, <text:span text:style-name="T4">message boxes, menus of mails, mail files</text:span> <text:span text:style-name="T4">and Help Files, User Guide </text:span>can be configured <text:span text:style-name="T2">by user</text:span><text:span text:style-name="T1">s</text:span><text:span text:style-name="T2"> </text:span><text:span text:style-name="T6">to </text:span><text:span text:style-name="T7">display</text:span><text:span text:style-name="T6"> </text:span><text:span text:style-name="T2">in German, French, Spanish, Italian, </text:span><text:span text:style-name="T4">Polish, </text:span><text:span text:style-name="T2">Portuguese </text:span><text:span text:style-name="T3">and </text:span><text:span text:style-name="T2">Portuguese-</text:span><text:span text:style-name="T4">Brazil </text:span><text:span text:style-name="T5">language</text:span><text:span text:style-name="T4">s</text:span><text:span text:style-name="T2">. </text:span></text:p>
      <text:h text:style-name="P5" text:outline-level="2"><text:bookmark-start text:name="__RefHeading___Toc6574_4142637825"/>Language Configuration<text:bookmark-end text:name="__RefHeading___Toc6574_4142637825"/></text:h>
      <text:p text:style-name="P3">Language to be used by MBox Viewer can be configured by selecting “<text:span text:style-name="T3">Language</text:span>--&gt;Select Language” <text:span text:style-name="T3">main menu </text:span>option. <text:s/><text:span text:style-name="T5">The following dialog will appear and allow user</text:span><text:span text:style-name="T3">s</text:span><text:span text:style-name="T5"> to select new language. </text:span><text:span text:style-name="T7">MBox Viewer must be restarted for new language to take effect.</text:span></text:p>
      <text:p text:style-name="P3"><draw:frame draw:style-name="fr1" draw:name="Image42" text:anchor-type="char" svg:width="3.1665in" svg:height="2.3646in" draw:z-index="0"><draw:image xlink:href="Pictures/100000000000017C0000011C7FEA4270EEEFBD86.png" xlink:type="simple" xlink:show="embed" xlink:actuate="onLoad" draw:mime-type="image/png"/></draw:frame></text:p>
      <text:h text:style-name="P5" text:outline-level="2"><text:bookmark-start text:name="__RefHeading___Toc6576_4142637825"/>Limitations<text:bookmark-end text:name="__RefHeading___Toc6576_4142637825"/></text:h>
      <text:list text:style-name="L1">
        <text:list-item>
          <text:p text:style-name="P6">In many cases the text translated to other languages will not fit in the fixed template defined for English text <text:span text:style-name="T3">and it will be truncated</text:span>. As a work around, user can move cursor <text:span text:style-name="T3">over</text:span> the truncated text to activate Tool Tips with the full text.</text:p>
        </text:list-item>
        <text:list-item>
          <text:p text:style-name="P6">The English text <text:span text:style-name="T3">and documents were</text:span> translated to other languages by <text:span text:style-name="T8">free </text:span>Google Translat<text:span text:style-name="T3">ion service</text:span> and not reviewed by human<text:span text:style-name="T7">s </text:span><text:span text:style-name="T3">yet</text:span>. <text:span text:style-name="T8">Free Google Translation service is not domain specific and therefore has limitations. </text:span><text:span text:style-name="T9">It is designed to translate commonly daily spoken language. Better use of Google Translation service needs to be investigated.</text:span></text:p>
        </text:list-item>
        <text:list-item>
          <text:p text:style-name="P7">There are <text:span text:style-name="T11">occasional </text:span>issues with <text:span text:style-name="T11">WORD</text:span> document<text:span text:style-name="T11">s</text:span> translated by free Google Translation service with regard to formatting <text:span text:style-name="T1">and other issues</text:span>. <text:span text:style-name="T12">Translated WORD documents are later exported to PDF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3in" fo:margin-right="0in" fo:margin-top="0.1665in" fo:margin-bottom="0.0835in" style:contextual-spacing="false" fo:text-indent="-0.3in" style:auto-text-indent="false" style:page-number="auto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6-20T13:50:07.147000000</meta:creation-date>
    <dc:date>2025-01-31T22:41:41.537000000</dc:date>
    <meta:editing-duration>PT8H35M20S</meta:editing-duration>
    <meta:editing-cycles>76</meta:editing-cycles>
    <meta:generator>LibreOffice/7.5.5.2$Windows_X86_64 LibreOffice_project/ca8fe7424262805f223b9a2334bc7181abbcbf5e</meta:generator>
    <meta:document-statistic meta:table-count="0" meta:image-count="1" meta:object-count="0" meta:page-count="1" meta:paragraph-count="9" meta:word-count="230" meta:character-count="1463" meta:non-whitespace-character-count="1246"/>
  </office:meta>
</office:document-meta>
</file>